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0b056" officeooo:paragraph-rsid="0000b056" style:font-size-asian="15.75pt" style:font-size-complex="18pt"/>
    </style:style>
    <style:style style:name="P2" style:family="paragraph" style:parent-style-name="Standard">
      <style:paragraph-properties fo:text-align="justify" style:justify-single-word="false"/>
      <style:text-properties fo:font-size="15pt" officeooo:rsid="0000b056" officeooo:paragraph-rsid="0000b056" style:font-size-asian="13.1000003814697pt" style:font-size-complex="15pt"/>
    </style:style>
    <style:style style:name="P3" style:family="paragraph" style:parent-style-name="Standard">
      <style:paragraph-properties fo:text-align="justify" style:justify-single-word="false"/>
      <style:text-properties fo:font-size="15pt" officeooo:rsid="00020dcc" officeooo:paragraph-rsid="00020dcc" style:font-size-asian="13.1000003814697pt" style:font-size-complex="15pt"/>
    </style:style>
    <style:style style:name="P4" style:family="paragraph" style:parent-style-name="Standard">
      <style:paragraph-properties fo:text-align="justify" style:justify-single-word="false"/>
      <style:text-properties officeooo:paragraph-rsid="0000b056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P8" style:family="paragraph" style:parent-style-name="Standard">
      <style:paragraph-properties fo:text-align="justify" style:justify-single-word="false"/>
      <style:text-properties officeooo:paragraph-rsid="00020dcc"/>
    </style:style>
    <style:style style:name="P9" style:family="paragraph" style:parent-style-name="Standard">
      <style:paragraph-properties fo:text-align="justify" style:justify-single-word="false"/>
      <style:text-properties fo:font-size="15pt" officeooo:rsid="0000b056" officeooo:paragraph-rsid="0000b056" style:font-size-asian="13.1000003814697pt" style:font-size-complex="15pt"/>
    </style:style>
    <style:style style:name="P10" style:family="paragraph" style:parent-style-name="Standard">
      <style:paragraph-properties fo:text-align="justify" style:justify-single-word="false"/>
      <style:text-properties fo:font-size="15pt" officeooo:rsid="000bcde1" officeooo:paragraph-rsid="000bcde1" style:font-size-asian="13.1000003814697pt" style:font-size-complex="15pt"/>
    </style:style>
    <style:style style:name="P11" style:family="paragraph" style:parent-style-name="Standard">
      <style:paragraph-properties fo:text-align="justify" style:justify-single-word="false"/>
      <style:text-properties fo:font-size="15pt" officeooo:rsid="00020dcc" officeooo:paragraph-rsid="00020dcc" style:font-size-asian="13.1000003814697pt" style:font-size-complex="15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T1" style:family="text">
      <style:text-properties fo:color="#800000" style:font-name="Monospace" fo:font-size="10pt" fo:font-weight="bold" style:font-size-asian="10pt" style:font-weight-asian="bold"/>
    </style:style>
    <style:style style:name="T2" style:family="text">
      <style:text-properties fo:color="#800000" style:font-name="Monospace" fo:font-size="10pt" fo:font-weight="bold" style:font-size-asian="10pt" style:font-weight-asian="bold"/>
    </style:style>
    <style:style style:name="T3" style:family="text">
      <style:text-properties fo:color="#800000" style:font-name="Monospace" fo:font-size="10pt" fo:font-weight="bold" officeooo:rsid="0008382f" style:font-size-asian="10pt" style:font-weight-asian="bold" style:font-size-complex="15pt"/>
    </style:style>
    <style:style style:name="T4" style:family="text">
      <style:text-properties fo:color="#000000" style:font-name="Monospace" fo:font-size="10pt" style:font-size-asian="10pt"/>
    </style:style>
    <style:style style:name="T5" style:family="text">
      <style:text-properties fo:color="#000000" style:font-name="Monospace" fo:font-size="10pt" style:font-size-asian="10pt"/>
    </style:style>
    <style:style style:name="T6" style:family="text">
      <style:text-properties fo:color="#000000" style:font-name="Monospace" fo:font-size="10pt" fo:font-weight="bold" style:font-size-asian="10pt" style:font-weight-asian="bold"/>
    </style:style>
    <style:style style:name="T7" style:family="text">
      <style:text-properties fo:color="#000080" style:font-name="Monospace" fo:font-size="10pt" fo:font-weight="bold" style:font-size-asian="10pt" style:font-weight-asian="bold"/>
    </style:style>
    <style:style style:name="T8" style:family="text">
      <style:text-properties fo:color="#000080" style:font-name="Monospace" fo:font-size="10pt" fo:font-weight="bold" style:font-size-asian="10pt" style:font-weight-asian="bold"/>
    </style:style>
    <style:style style:name="T9" style:family="text">
      <style:text-properties fo:color="#ff0000" style:font-name="Monospace" fo:font-size="10pt" style:font-size-asian="10pt"/>
    </style:style>
    <style:style style:name="T10" style:family="text">
      <style:text-properties fo:color="#ff0000" style:font-name="Monospace" fo:font-size="10pt" style:font-size-asian="10pt"/>
    </style:style>
    <style:style style:name="T11" style:family="text">
      <style:text-properties fo:color="#ff0000" style:font-name="Monospace" fo:font-size="10pt" fo:font-weight="bold" style:font-size-asian="10pt" style:font-weight-asian="bold"/>
    </style:style>
    <style:style style:name="T12" style:family="text">
      <style:text-properties fo:color="#008000" style:font-name="Monospace" fo:font-size="10pt" style:font-size-asian="10pt"/>
    </style:style>
    <style:style style:name="T13" style:family="text">
      <style:text-properties fo:color="#008000" style:font-name="Monospace" fo:font-size="10pt" style:font-size-asian="10pt"/>
    </style:style>
    <style:style style:name="T14" style:family="text">
      <style:text-properties fo:color="#0000ff" style:font-name="Monospace" fo:font-size="10pt" style:font-size-asian="10pt"/>
    </style:style>
    <style:style style:name="T15" style:family="text">
      <style:text-properties fo:color="#0000ff" style:font-name="Monospace" fo:font-size="10pt" style:font-size-asian="10pt"/>
    </style:style>
    <style:style style:name="T16" style:family="text">
      <style:text-properties officeooo:rsid="0007aced"/>
    </style:style>
    <style:style style:name="T17" style:family="text">
      <style:text-properties officeooo:rsid="0008382f"/>
    </style:style>
    <style:style style:name="T18" style:family="text">
      <style:text-properties fo:font-size="15pt" officeooo:rsid="0000b056" style:font-size-asian="13.1000003814697pt" style:font-size-complex="15pt"/>
    </style:style>
    <style:style style:name="T19" style:family="text">
      <style:text-properties fo:font-size="15pt" officeooo:rsid="0008382f" style:font-size-asian="13.1000003814697pt" style:font-size-complex="15pt"/>
    </style:style>
    <style:style style:name="T20" style:family="text">
      <style:text-properties fo:font-size="15pt" officeooo:rsid="00020dcc" style:font-size-asian="13.1000003814697pt" style:font-size-complex="15pt"/>
    </style:style>
    <style:style style:name="T21" style:family="text">
      <style:text-properties fo:font-size="15pt" officeooo:rsid="0017b015" style:font-size-asian="13.1000003814697pt" style:font-size-complex="15pt"/>
    </style:style>
    <style:style style:name="T22" style:family="text">
      <style:text-properties fo:font-size="15pt" officeooo:rsid="001a98c0" style:font-size-asian="13.1000003814697pt" style:font-size-complex="15pt"/>
    </style:style>
    <style:style style:name="T23" style:family="text">
      <style:text-properties fo:font-size="15pt" officeooo:rsid="0007aced" style:font-size-asian="13.1000003814697pt" style:font-size-complex="15pt"/>
    </style:style>
    <style:style style:name="T24" style:family="text">
      <style:text-properties officeooo:rsid="0017b015"/>
    </style:style>
    <style:style style:name="T25" style:family="text">
      <style:text-properties officeooo:rsid="001932dd"/>
    </style:style>
    <style:style style:name="T26" style:family="text">
      <style:text-properties officeooo:rsid="001a98c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апредни извештаи од базата</text:p>
      <text:p text:style-name="P1"/>
      <text:p text:style-name="P2"/>
      <text:p text:style-name="P2">1. Корисник кој има истрчано највеќе метри последниот месец.</text:p>
      <text:p text:style-name="P2"><text:span text:style-name="T1">create</text:span><text:span text:style-name="T4"> </text:span><text:span text:style-name="T1">view</text:span><text:span text:style-name="T4"> Korisnik_koj_istrchal_najmnogu_metri_posledniot_mesec </text:span><text:span text:style-name="T1">as</text:span></text:p>
      <text:p text:style-name="P5"><text:span text:style-name="T1">select</text:span><text:span text:style-name="T4"> </text:span><text:span text:style-name="T7">max</text:span><text:span text:style-name="T4">(metri) </text:span><text:span text:style-name="T1">as</text:span><text:span text:style-name="T4"> metri, k.username </text:span><text:span text:style-name="T1">as</text:span><text:span text:style-name="T4"> Korisnik </text:span><text:span text:style-name="T1">from</text:span><text:span text:style-name="T4"> (</text:span></text:p>
      <text:p text:style-name="P5"><text:span text:style-name="T4"><text:tab/></text:span><text:span text:style-name="T1">select</text:span><text:span text:style-name="T4"> </text:span><text:span text:style-name="T7">sum</text:span><text:span text:style-name="T4">(</text:span><text:span text:style-name="T1">distinct</text:span><text:span text:style-name="T4"> metri)</text:span><text:span text:style-name="T1">as</text:span><text:span text:style-name="T4"> metri, korisnik </text:span><text:span text:style-name="T1">from</text:span><text:span text:style-name="T4"> dnevnici_za_trchanje dzt</text:span></text:p>
      <text:p text:style-name="P5"><text:span text:style-name="T4"><text:tab/></text:span><text:span text:style-name="T1">where</text:span><text:span text:style-name="T4"> datum &gt; </text:span><text:span text:style-name="T7">now</text:span><text:span text:style-name="T4">() - </text:span><text:span text:style-name="T7">interval</text:span><text:span text:style-name="T4"> </text:span><text:span text:style-name="T12">'1 month'</text:span></text:p>
      <text:p text:style-name="P5"><text:span text:style-name="T4"><text:tab/></text:span><text:span text:style-name="T1">group</text:span><text:span text:style-name="T4"> </text:span><text:span text:style-name="T1">by</text:span><text:span text:style-name="T4"> dzt.korisnik</text:span></text:p>
      <text:p text:style-name="P6">) mz</text:p>
      <text:p text:style-name="P5"><text:span text:style-name="T1">inner</text:span><text:span text:style-name="T4"> </text:span><text:span text:style-name="T1">join</text:span><text:span text:style-name="T4"> korisnici k </text:span><text:span text:style-name="T1">on</text:span><text:span text:style-name="T4"> mz.korisnik = k.user_id</text:span></text:p>
      <text:p text:style-name="P5"><text:span text:style-name="T1">group</text:span><text:span text:style-name="T4"> </text:span><text:span text:style-name="T1">by</text:span><text:span text:style-name="T4"> k.username</text:span></text:p>
      <text:p text:style-name="P2"><text:span text:style-name="T1">order</text:span><text:span text:style-name="T4"> </text:span><text:span text:style-name="T1">by</text:span><text:span text:style-name="T4"> metri </text:span><text:span text:style-name="T1">desc</text:span><text:span text:style-name="T4"> </text:span><text:span text:style-name="T1">limit</text:span><text:span text:style-name="T4"> </text:span><text:span text:style-name="T14">1</text:span><text:span text:style-name="T9">;</text:span></text:p>
      <text:p text:style-name="P4"><text:span text:style-name="T18">2. В</text:span><text:span text:style-name="T19">несени калории во последниот месец за одреден корисник.</text:span></text:p>
      <text:p text:style-name="P2"><text:span text:style-name="T1">create</text:span><text:span text:style-name="T4"> </text:span><text:span text:style-name="T1">view</text:span><text:span text:style-name="T4"> Vneseni_kalorii_vo_posledniot_mesec </text:span><text:span text:style-name="T1">as</text:span></text:p>
      <text:p text:style-name="P5"><text:span text:style-name="T1">select</text:span><text:span text:style-name="T4"> k.username </text:span><text:span text:style-name="T1">as</text:span><text:span text:style-name="T4"> korisnik, </text:span><text:span text:style-name="T7">sum</text:span><text:span text:style-name="T4">(</text:span><text:span text:style-name="T1">distinct</text:span><text:span text:style-name="T4"> ck.kalorii) </text:span><text:span text:style-name="T1">as</text:span><text:span text:style-name="T4"> kalorii </text:span><text:span text:style-name="T1">from</text:span><text:span text:style-name="T4"> dnevnici_za_ishrana dzi</text:span></text:p>
      <text:p text:style-name="P5"><text:span text:style-name="T1">inner</text:span><text:span text:style-name="T4"> </text:span><text:span text:style-name="T1">join</text:span><text:span text:style-name="T4"> korisnici k </text:span><text:span text:style-name="T1">on</text:span><text:span text:style-name="T4"> dzi.korisnik = k.user_id</text:span></text:p>
      <text:p text:style-name="P5"><text:span text:style-name="T1">inner</text:span><text:span text:style-name="T4"> </text:span><text:span text:style-name="T1">join</text:span><text:span text:style-name="T4"> (</text:span></text:p>
      <text:p text:style-name="P5"><text:span text:style-name="T4"><text:tab/></text:span><text:span text:style-name="T1">select</text:span><text:span text:style-name="T4"> obrok, </text:span><text:span text:style-name="T7">sum</text:span><text:span text:style-name="T4">(</text:span><text:span text:style-name="T1">distinct</text:span><text:span text:style-name="T4"> kalorii) </text:span><text:span text:style-name="T1">as</text:span><text:span text:style-name="T4"> kalorii </text:span><text:span text:style-name="T1">from</text:span><text:span text:style-name="T4"> (</text:span></text:p>
      <text:p text:style-name="P5"><text:span text:style-name="T4"><text:tab/><text:tab/></text:span><text:span text:style-name="T1">select</text:span><text:span text:style-name="T4"> obrok, h.naziv_hrana, (h.kalorii * kolichina) </text:span><text:span text:style-name="T1">as</text:span><text:span text:style-name="T4"> kalorii </text:span><text:span text:style-name="T1">from</text:span><text:span text:style-name="T4"> obrok_sodrzhi_hrana osh</text:span></text:p>
      <text:p text:style-name="P5"><text:span text:style-name="T4"><text:tab/><text:tab/></text:span><text:span text:style-name="T1">inner</text:span><text:span text:style-name="T4"> </text:span><text:span text:style-name="T1">join</text:span><text:span text:style-name="T4"> Hrana h </text:span><text:span text:style-name="T1">on</text:span><text:span text:style-name="T4"> hrana = h.hrana_id</text:span></text:p>
      <text:p text:style-name="P5"><text:span text:style-name="T4"><text:tab/>) xx </text:span><text:span text:style-name="T1">group</text:span><text:span text:style-name="T4"> </text:span><text:span text:style-name="T1">by</text:span><text:span text:style-name="T4"> xx.obrok</text:span></text:p>
      <text:p text:style-name="P5"><text:span text:style-name="T4">) ck </text:span><text:span text:style-name="T1">on</text:span><text:span text:style-name="T4"> ck.obrok = dzi.obrok</text:span></text:p>
      <text:p text:style-name="P5"><text:span text:style-name="T1">where</text:span><text:span text:style-name="T4"> datum &gt; </text:span><text:span text:style-name="T7">now</text:span><text:span text:style-name="T4">() - </text:span><text:span text:style-name="T7">interval</text:span><text:span text:style-name="T4"> </text:span><text:span text:style-name="T12">'1 month'</text:span></text:p>
      <text:p text:style-name="P5"><text:span text:style-name="T1">group</text:span><text:span text:style-name="T4"> </text:span><text:span text:style-name="T1">by</text:span><text:span text:style-name="T4"> k.username</text:span></text:p>
      <text:p text:style-name="P2"><text:span text:style-name="T1">order</text:span><text:span text:style-name="T4"> </text:span><text:span text:style-name="T1">by</text:span><text:span text:style-name="T4"> kalorii</text:span><text:span text:style-name="T9">;</text:span></text:p>
      <text:p text:style-name="P2">3. <text:span text:style-name="T17">Направени склекови последниот месец за одреден корисник.</text:span></text:p>
      <text:p text:style-name="P10"><text:span text:style-name="T1">create</text:span><text:span text:style-name="T4"> </text:span><text:span text:style-name="T1">view</text:span><text:span text:style-name="T4"> Napraveni_sklekovi_posledniot_mesec </text:span><text:span text:style-name="T1">as</text:span></text:p>
      <text:p text:style-name="P5"><text:span text:style-name="T1">select</text:span><text:span text:style-name="T4"> k.username </text:span><text:span text:style-name="T1">as</text:span><text:span text:style-name="T4"> korisnik, </text:span><text:span text:style-name="T7">sum</text:span><text:span text:style-name="T4">(</text:span><text:span text:style-name="T1">distinct</text:span><text:span text:style-name="T4"> sk.povtoruvanja) </text:span><text:span text:style-name="T1">as</text:span><text:span text:style-name="T4"> sklekovi </text:span><text:span text:style-name="T1">from</text:span><text:span text:style-name="T4"> dnevnici_za_trening dzt</text:span></text:p>
      <text:p text:style-name="P5"><text:span text:style-name="T1">inner</text:span><text:span text:style-name="T4"> </text:span><text:span text:style-name="T1">join</text:span><text:span text:style-name="T4"> (</text:span></text:p>
      <text:p text:style-name="P5"><text:span text:style-name="T4"><text:tab/></text:span><text:span text:style-name="T1">select</text:span><text:span text:style-name="T4"> trening, </text:span><text:span text:style-name="T7">sum</text:span><text:span text:style-name="T4">(</text:span><text:span text:style-name="T1">distinct</text:span><text:span text:style-name="T4"> povtoruvanja) </text:span><text:span text:style-name="T1">as</text:span><text:span text:style-name="T4"> povtoruvanja </text:span><text:span text:style-name="T1">from</text:span><text:span text:style-name="T4"> trening_sodrzhi_vezhba tsv</text:span></text:p>
      <text:p text:style-name="P5"><text:span text:style-name="T4"><text:tab/></text:span><text:span text:style-name="T1">where</text:span><text:span text:style-name="T4"> vezhba = </text:span><text:span text:style-name="T14">1</text:span></text:p>
      <text:p text:style-name="P5"><text:span text:style-name="T4"><text:tab/></text:span><text:span text:style-name="T1">group</text:span><text:span text:style-name="T4"> </text:span><text:span text:style-name="T1">by</text:span><text:span text:style-name="T4"> trening</text:span></text:p>
      <text:p text:style-name="P5"><text:span text:style-name="T4">) sk </text:span><text:span text:style-name="T1">on</text:span><text:span text:style-name="T4"> dzt.trening = sk.trening</text:span></text:p>
      <text:p text:style-name="P5"><text:span text:style-name="T1">inner</text:span><text:span text:style-name="T4"> </text:span><text:span text:style-name="T1">join</text:span><text:span text:style-name="T4"> korisnici k </text:span><text:span text:style-name="T1">on</text:span><text:span text:style-name="T4"> korisnik = k.user_id</text:span></text:p>
      <text:p text:style-name="P5"><text:span text:style-name="T1">where</text:span><text:span text:style-name="T4"> datum &gt; </text:span><text:span text:style-name="T7">now</text:span><text:span text:style-name="T4">() - </text:span><text:span text:style-name="T7">interval</text:span><text:span text:style-name="T4"> </text:span><text:span text:style-name="T12">'1 month'</text:span></text:p>
      <text:p text:style-name="P5"><text:span text:style-name="T1">group</text:span><text:span text:style-name="T4"> </text:span><text:span text:style-name="T1">by</text:span><text:span text:style-name="T4"> k.username</text:span></text:p>
      <text:p text:style-name="P10"><text:span text:style-name="T1">order</text:span><text:span text:style-name="T4"> </text:span><text:span text:style-name="T1">by</text:span><text:span text:style-name="T4"> sklekovi </text:span><text:span text:style-name="T1">desc</text:span></text:p>
      <text:p text:style-name="P8"><text:span text:style-name="T20">4. Ис</text:span><text:span text:style-name="T21">пиен алкохол за одреден корисник.</text:span></text:p>
      <text:p text:style-name="P3"><text:span text:style-name="T1">create</text:span><text:span text:style-name="T4"> </text:span><text:span text:style-name="T1">view</text:span><text:span text:style-name="T4"> Vkupno_ispien_alkohol </text:span><text:span text:style-name="T1">as</text:span></text:p>
      <text:p text:style-name="P5"><text:span text:style-name="T1">select</text:span><text:span text:style-name="T4"> k.username, </text:span><text:span text:style-name="T7">sum</text:span><text:span text:style-name="T4">(</text:span><text:span text:style-name="T1">distinct</text:span><text:span text:style-name="T4"> al.alkohol) </text:span><text:span text:style-name="T1">as</text:span><text:span text:style-name="T4"> Litri_alkohol </text:span><text:span text:style-name="T1">from</text:span><text:span text:style-name="T4"> dnevnici_za_ishrana dzi</text:span></text:p>
      <text:p text:style-name="P5"><text:span text:style-name="T1">inner</text:span><text:span text:style-name="T4"> </text:span><text:span text:style-name="T1">join</text:span><text:span text:style-name="T4"> (</text:span></text:p>
      <text:p text:style-name="P5"><text:span text:style-name="T4"><text:tab/></text:span><text:span text:style-name="T1">select</text:span><text:span text:style-name="T4"> obrok, </text:span><text:span text:style-name="T7">sum</text:span><text:span text:style-name="T4">(</text:span><text:span text:style-name="T1">distinct</text:span><text:span text:style-name="T4"> kolichina_l) </text:span><text:span text:style-name="T1">as</text:span><text:span text:style-name="T4"> alkohol </text:span><text:span text:style-name="T1">from</text:span><text:span text:style-name="T4"> obrok_sodrzhi_pialok osp</text:span></text:p>
      <text:p text:style-name="P5"><text:span text:style-name="T4"><text:tab/></text:span><text:span text:style-name="T1">inner</text:span><text:span text:style-name="T4"> </text:span><text:span text:style-name="T1">join</text:span><text:span text:style-name="T4"> pialoci p </text:span><text:span text:style-name="T1">on</text:span><text:span text:style-name="T4"> pialok = p.pialok_id</text:span></text:p>
      <text:p text:style-name="P5"><text:span text:style-name="T4"><text:tab/></text:span><text:span text:style-name="T1">where</text:span><text:span text:style-name="T4"> p.alkohol = </text:span><text:span text:style-name="T1">true</text:span></text:p>
      <text:p text:style-name="P5"><text:span text:style-name="T4"><text:tab/></text:span><text:span text:style-name="T1">group</text:span><text:span text:style-name="T4"> </text:span><text:span text:style-name="T1">by</text:span><text:span text:style-name="T4"> obrok</text:span></text:p>
      <text:p text:style-name="P5"><text:span text:style-name="T4">) al </text:span><text:span text:style-name="T1">on</text:span><text:span text:style-name="T4"> dzi.obrok = al.obrok</text:span></text:p>
      <text:p text:style-name="P5"><text:span text:style-name="T1">inner</text:span><text:span text:style-name="T4"> </text:span><text:span text:style-name="T1">join</text:span><text:span text:style-name="T4"> korisnici k </text:span><text:span text:style-name="T1">on</text:span><text:span text:style-name="T4"> dzi.korisnik = k.user_id</text:span></text:p>
      <text:p text:style-name="P5"><text:span text:style-name="T1">group</text:span><text:span text:style-name="T4"> </text:span><text:span text:style-name="T1">by</text:span><text:span text:style-name="T4"> k.username</text:span></text:p>
      <text:p text:style-name="P3"><text:span text:style-name="T1">order</text:span><text:span text:style-name="T4"> </text:span><text:span text:style-name="T1">by</text:span><text:span text:style-name="T4"> litri_alkohol </text:span><text:span text:style-name="T1">desc</text:span></text:p>
      <text:p text:style-name="P3">5. <text:span text:style-name="T25">Најтренинран спорт за одреден корисник.</text:span></text:p>
      <text:p text:style-name="P3"><text:span text:style-name="T1">create</text:span><text:span text:style-name="T4"> </text:span><text:span text:style-name="T1">view</text:span><text:span text:style-name="T4"> Najtrenirani_sportovi </text:span><text:span text:style-name="T1">as</text:span></text:p>
      <text:p text:style-name="P5"><text:soft-page-break/><text:span text:style-name="T1">select</text:span><text:span text:style-name="T4"> cc.username, </text:span><text:span text:style-name="T7">max</text:span><text:span text:style-name="T4">(cc.bb) </text:span><text:span text:style-name="T1">as</text:span><text:span text:style-name="T4"> br_treninzi, cc.naziv_sport </text:span><text:span text:style-name="T1">from</text:span><text:span text:style-name="T4"> (</text:span></text:p>
      <text:p text:style-name="P5"><text:span text:style-name="T4"><text:tab/></text:span><text:span text:style-name="T1">select</text:span><text:span text:style-name="T4"> k.username, sp.naziv_sport, </text:span><text:span text:style-name="T7">count</text:span><text:span text:style-name="T4">(sp.naziv_sport) </text:span><text:span text:style-name="T1">as</text:span><text:span text:style-name="T4"> bb </text:span><text:span text:style-name="T1">from</text:span><text:span text:style-name="T4"> dnevnici_za_trening dzt</text:span></text:p>
      <text:p text:style-name="P5"><text:span text:style-name="T4"><text:tab/></text:span><text:span text:style-name="T1">inner</text:span><text:span text:style-name="T4"> </text:span><text:span text:style-name="T1">join</text:span><text:span text:style-name="T4"> korisnici k </text:span><text:span text:style-name="T1">on</text:span><text:span text:style-name="T4"> korisnik = k.user_id</text:span></text:p>
      <text:p text:style-name="P5"><text:span text:style-name="T4"><text:tab/></text:span><text:span text:style-name="T1">inner</text:span><text:span text:style-name="T4"> </text:span><text:span text:style-name="T1">join</text:span><text:span text:style-name="T4"> (</text:span></text:p>
      <text:p text:style-name="P5"><text:span text:style-name="T4"><text:tab/><text:tab/></text:span><text:span text:style-name="T1">select</text:span><text:span text:style-name="T4"> trening_id, s.naziv_sport </text:span><text:span text:style-name="T1">from</text:span><text:span text:style-name="T4"> treninzi t</text:span></text:p>
      <text:p text:style-name="P5"><text:span text:style-name="T4"><text:tab/><text:tab/></text:span><text:span text:style-name="T1">inner</text:span><text:span text:style-name="T4"> </text:span><text:span text:style-name="T1">join</text:span><text:span text:style-name="T4"> sportovi s </text:span><text:span text:style-name="T1">on</text:span><text:span text:style-name="T4"> t.sport = s.sport_id</text:span></text:p>
      <text:p text:style-name="P5"><text:span text:style-name="T4"><text:tab/>) sp </text:span><text:span text:style-name="T1">on</text:span><text:span text:style-name="T4"> dzt.trening = sp.trening_id</text:span></text:p>
      <text:p text:style-name="P5"><text:span text:style-name="T4"><text:tab/></text:span><text:span text:style-name="T1">group</text:span><text:span text:style-name="T4"> </text:span><text:span text:style-name="T1">by</text:span><text:span text:style-name="T4"> k.username, sp.naziv_sport</text:span></text:p>
      <text:p text:style-name="P5"><text:span text:style-name="T4"><text:tab/></text:span><text:span text:style-name="T1">order</text:span><text:span text:style-name="T4"> </text:span><text:span text:style-name="T1">by</text:span><text:span text:style-name="T4"> bb </text:span><text:span text:style-name="T1">desc</text:span></text:p>
      <text:p text:style-name="P5"><text:span text:style-name="T4">) cc</text:span></text:p>
      <text:p text:style-name="P3"><text:span text:style-name="T1">group</text:span><text:span text:style-name="T4"> </text:span><text:span text:style-name="T1">by</text:span><text:span text:style-name="T4"> cc.username, cc.naziv_sport</text:span></text:p>
      <text:p text:style-name="P8"><text:span text:style-name="T20">6. И</text:span><text:span text:style-name="T22">спиени пиалоци</text:span><text:span text:style-name="T20"> </text:span><text:span text:style-name="T19">за одреден корисник.</text:span></text:p>
      <text:p text:style-name="P8"><text:span text:style-name="T3">create</text:span><text:span text:style-name="T4"> </text:span><text:span text:style-name="T1">view</text:span><text:span text:style-name="T4"> Ispieni_pialoci </text:span><text:span text:style-name="T1">as</text:span></text:p>
      <text:p text:style-name="P5"><text:span text:style-name="T1">select</text:span><text:span text:style-name="T4"> k.username, dd.naziv_pialok, </text:span><text:span text:style-name="T7">count</text:span><text:span text:style-name="T4">(dd.naziv_pialok) </text:span><text:span text:style-name="T1">as</text:span><text:span text:style-name="T4"> ispieno </text:span><text:span text:style-name="T1">from</text:span><text:span text:style-name="T4"> dnevnici_za_ishrana dzi</text:span></text:p>
      <text:p text:style-name="P5"><text:span text:style-name="T1">inner</text:span><text:span text:style-name="T4"> </text:span><text:span text:style-name="T1">join</text:span><text:span text:style-name="T4"> korisnici k </text:span><text:span text:style-name="T1">on</text:span><text:span text:style-name="T4"> korisnik = k.user_id</text:span></text:p>
      <text:p text:style-name="P5"><text:span text:style-name="T1">inner</text:span><text:span text:style-name="T4"> </text:span><text:span text:style-name="T1">join</text:span><text:span text:style-name="T4"> (</text:span></text:p>
      <text:p text:style-name="P5"><text:span text:style-name="T4"><text:tab/></text:span><text:span text:style-name="T1">select</text:span><text:span text:style-name="T4"> obrok, p.naziv_pialok </text:span><text:span text:style-name="T1">from</text:span><text:span text:style-name="T4"> obrok_sodrzhi_pialok osp</text:span></text:p>
      <text:p text:style-name="P5"><text:span text:style-name="T4"><text:tab/></text:span><text:span text:style-name="T1">inner</text:span><text:span text:style-name="T4"> </text:span><text:span text:style-name="T1">join</text:span><text:span text:style-name="T4"> pialoci p </text:span><text:span text:style-name="T1">on</text:span><text:span text:style-name="T4"> pialok = p.pialok_id</text:span></text:p>
      <text:p text:style-name="P5"><text:span text:style-name="T4">) dd </text:span><text:span text:style-name="T1">on</text:span><text:span text:style-name="T4"> dzi.obrok = dd.obrok</text:span></text:p>
      <text:p text:style-name="P5"><text:span text:style-name="T1">group</text:span><text:span text:style-name="T4"> </text:span><text:span text:style-name="T1">by</text:span><text:span text:style-name="T4"> k.username, dd.naziv_pialok</text:span></text:p>
      <text:p text:style-name="P8"><text:span text:style-name="T1">order</text:span><text:span text:style-name="T4"> </text:span><text:span text:style-name="T1">by</text:span><text:span text:style-name="T4"> dd.naziv_pialok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3T23:31:25.921512187</meta:creation-date>
    <dc:date>2020-01-12T19:52:00.403727962</dc:date>
    <meta:editing-duration>P3DT7H34M12S</meta:editing-duration>
    <meta:editing-cycles>15</meta:editing-cycles>
    <meta:generator>LibreOffice/6.3.3.2.0$Linux_X86_64 LibreOffice_project/30$Build-2</meta:generator>
    <meta:document-statistic meta:table-count="0" meta:image-count="0" meta:object-count="0" meta:page-count="2" meta:paragraph-count="71" meta:word-count="418" meta:character-count="2943" meta:non-whitespace-character-count="2568"/>
  </office:meta>
</office:document-meta>
</file>